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A0000012C2B2303EC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2C0000012B8BD43765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100000000000007800000078171A3D7B.gif" manifest:media-type="image/gif"/>
  <manifest:file-entry manifest:full-path="Pictures/TablePreview8.svm" manifest:media-type=""/>
  <manifest:file-entry manifest:full-path="Pictures/100002010000012B0000012C25093A87.png" manifest:media-type="image/png"/>
  <manifest:file-entry manifest:full-path="Pictures/100000000000007B0000007B2A80E7DB.gif" manifest:media-type="image/gif"/>
  <manifest:file-entry manifest:full-path="Pictures/100002010000012C0000012C42CDD465.png" manifest:media-type="image/png"/>
  <manifest:file-entry manifest:full-path="Pictures/10000201000001140000012C76D41E36.png" manifest:media-type="image/png"/>
  <manifest:file-entry manifest:full-path="Pictures/TablePreview1.svm" manifest:media-type=""/>
  <manifest:file-entry manifest:full-path="Pictures/100002010000012C000000AF1B6F633F.png" manifest:media-type="image/png"/>
  <manifest:file-entry manifest:full-path="Pictures/TablePreview3.svm" manifest:media-type=""/>
  <manifest:file-entry manifest:full-path="Pictures/100000000000007E0000007E02CD2C8A.gif" manifest:media-type="image/gif"/>
  <manifest:file-entry manifest:full-path="Pictures/TablePreview5.svm" manifest:media-type=""/>
  <manifest:file-entry manifest:full-path="Pictures/100002010000012C000000F13D2CAC31.png" manifest:media-type="image/png"/>
  <manifest:file-entry manifest:full-path="Pictures/TablePreview7.svm" manifest:media-type=""/>
  <manifest:file-entry manifest:full-path="Pictures/100002010000012C0000011ECAF0215D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2010000012C000000DFFF22775B.png" manifest:media-type="image/png"/>
  <manifest:file-entry manifest:full-path="Pictures/10000201000001260000012CE24E98DB.png" manifest:media-type="image/png"/>
  <manifest:file-entry manifest:full-path="Pictures/10000000000000760000007627A58627.gif" manifest:media-type="image/gif"/>
  <manifest:file-entry manifest:full-path="Pictures/100002010000012C0000011D3CC6B740.png" manifest:media-type="image/png"/>
  <manifest:file-entry manifest:full-path="Pictures/100000000000006900000069C0381401.gif" manifest:media-type="image/gif"/>
  <manifest:file-entry manifest:full-path="Pictures/10000000000001930000008DAB8C20B3.png" manifest:media-type="image/png"/>
  <manifest:file-entry manifest:full-path="Pictures/100002010000012C00000124EC482B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stroke="none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svg:stroke-color="#000000" draw:fill="none" draw:fill-color="#ffffff" fo:min-height="3.5cm"/>
    </style:style>
    <style:style style:name="gr41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none" svg:stroke-color="#000000" draw:fill="none" draw:fill-color="#ffffff" fo:min-height="2cm"/>
    </style:style>
    <style:style style:name="gr7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draw:stroke="none" svg:stroke-color="#000000" draw:fill="none" draw:fill-color="#ffffff" fo:min-height="4.5cm"/>
    </style:style>
    <style:style style:name="gr82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83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84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31.63cm" svg:y="0.59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1.944cm" svg:y="0.9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32.894cm" svg:y="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654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4.968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25.917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917cm" svg:y="12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4.968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7cm" svg:x="22cm" svg:y="12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4cm" svg:x="22.789cm" svg:y="13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262cm" svg:y="1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2.314cm" svg:y="1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1.5cm" svg:x="30cm" svg:y="0.5cm">
          <draw:text-box>
            <text:p>S2</text:p>
          </draw:text-box>
        </draw:frame>
        <draw:custom-shape draw:style-name="gr6" draw:text-style-name="P1" draw:layer="layout" svg:width="2cm" svg:height="1cm" svg:x="13.85cm" svg:y="0.5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-3.14159265358979) translate (15.85cm 20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1.5707963267949) translate (0.5cm 11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cm" svg:height="1cm" draw:transform="rotate (-1.5707963267949) translate (29.2cm 9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1" draw:layer="layout" svg:width="1.63cm" svg:height="1.641cm" svg:x="1.1cm" svg:y="6.475cm">
          <draw:image xlink:href="Pictures/100002010000012A0000012C2B2303EC.png" xlink:type="simple" xlink:show="embed" xlink:actuate="onLoad">
            <text:p/>
          </draw:image>
        </draw:frame>
        <draw:custom-shape draw:style-name="gr8" draw:text-style-name="P1" draw:layer="layout" svg:width="1.5cm" svg:height="1.5cm" svg:x="-5cm" svg:y="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" draw:layer="layout" svg:width="1.489cm" svg:height="1.617cm" svg:x="27.025cm" svg:y="6.575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683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175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7cm">
          <draw:image xlink:href="Pictures/100002010000012B0000012C25093A87.png" xlink:type="simple" xlink:show="embed" xlink:actuate="onLoad">
            <text:p/>
          </draw:image>
        </draw:frame>
        <draw:frame draw:style-name="gr7" draw:text-style-name="P1" draw:layer="layout" svg:width="2.018cm" svg:height="1.5cm" svg:x="1.082cm" svg:y="15.475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47cm" svg:height="1.5cm" svg:x="-5.5cm" svg:y="11.5cm">
          <draw:image xlink:href="Pictures/10000201000001260000012CE24E98DB.png" xlink:type="simple" xlink:show="embed" xlink:actuate="onLoad">
            <text:p/>
          </draw:image>
        </draw:frame>
        <draw:frame draw:style-name="gr7" draw:text-style-name="P1" draw:layer="layout" svg:width="1.453cm" svg:height="1.167cm" svg:x="-5cm" svg:y="14.333cm">
          <draw:image xlink:href="Pictures/100002010000012C000000F13D2CAC31.png" xlink:type="simple" xlink:show="embed" xlink:actuate="onLoad">
            <text:p/>
          </draw:image>
        </draw:frame>
        <draw:frame draw:style-name="gr7" draw:text-style-name="P1" draw:layer="layout" svg:width="1.349cm" svg:height="1.349cm" svg:x="-6cm" svg:y="19cm">
          <draw:image xlink:href="Pictures/100002010000012C0000012C42CDD465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cm">
          <draw:image xlink:href="Pictures/100002010000012C0000011D3CC6B740.png" xlink:type="simple" xlink:show="embed" xlink:actuate="onLoad">
            <text:p/>
          </draw:image>
        </draw:frame>
        <draw:frame draw:style-name="gr7" draw:text-style-name="P1" draw:layer="layout" svg:width="1.109cm" svg:height="1.079cm" svg:x="-4cm" svg:y="9.5cm">
          <draw:image xlink:href="Pictures/100002010000012C00000124EC482BE4.png" xlink:type="simple" xlink:show="embed" xlink:actuate="onLoad">
            <text:p/>
          </draw:image>
        </draw:frame>
        <draw:frame draw:style-name="gr7" draw:text-style-name="P1" draw:layer="layout" svg:width="1.394cm" svg:height="1.329cm" svg:x="-3.894cm" svg:y="16.718cm">
          <draw:image xlink:href="Pictures/100002010000012C0000011ECAF0215D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layer="layout" svg:width="2cm" svg:height="1.5cm" svg:x="30cm" svg:y="0.5cm">
          <draw:text-box>
            <text:p>S3</text:p>
          </draw:text-box>
        </draw:frame>
        <draw:frame draw:style-name="gr10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1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1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1" draw:text-style-name="P1" draw:layer="layout" svg:width="2.556cm" svg:height="2.557cm" svg:x="5.444cm" svg:y="8.074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0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7cm" svg:x="2.015cm" svg:y="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0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2.748cm" svg:height="2.746cm" svg:x="31.5cm" svg:y="1cm">
          <draw:image xlink:href="Pictures/100000000000007B0000007B2A80E7DB.gif" xlink:type="simple" xlink:show="embed" xlink:actuate="onLoad">
            <text:p/>
          </draw:image>
        </draw:frame>
        <draw:frame draw:style-name="gr10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5.521cm" svg:height="2.209cm" svg:x="21.504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04cm" svg:y1="9.104cm" svg:x2="27.025cm" svg:y2="9.104cm">
              <text:p/>
            </draw:line>
            <draw:line draw:style-name="gr14" draw:text-style-name="P1" draw:layer="layout" svg:x1="22.608cm" svg:y1="8cm" svg:x2="22.608cm" svg:y2="10.209cm">
              <text:p/>
            </draw:line>
            <draw:line draw:style-name="gr14" draw:text-style-name="P1" draw:layer="layout" svg:x1="23.713cm" svg:y1="8cm" svg:x2="23.713cm" svg:y2="10.209cm">
              <text:p/>
            </draw:line>
            <draw:line draw:style-name="gr14" draw:text-style-name="P1" draw:layer="layout" svg:x1="24.817cm" svg:y1="8cm" svg:x2="24.817cm" svg:y2="10.209cm">
              <text:p/>
            </draw:line>
            <draw:line draw:style-name="gr14" draw:text-style-name="P1" draw:layer="layout" svg:x1="25.92cm" svg:y1="8cm" svg:x2="25.92cm" svg:y2="10.209cm">
              <text:p/>
            </draw:line>
          </draw:g>
          <draw:custom-shape draw:style-name="gr15" draw:text-style-name="P1" draw:layer="layout" svg:width="0.507cm" svg:height="0.507cm" svg:x="21.82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8.896cm" svg:x2="8.021cm" svg:y2="8.896cm">
              <text:p/>
            </draw:line>
            <draw:line draw:style-name="gr14" draw:text-style-name="P1" draw:layer="layout" svg:x1="3.604cm" svg:y1="7.791cm" svg:x2="3.604cm" svg:y2="10cm">
              <text:p/>
            </draw:line>
            <draw:line draw:style-name="gr14" draw:text-style-name="P1" draw:layer="layout" svg:x1="4.709cm" svg:y1="7.791cm" svg:x2="4.709cm" svg:y2="10cm">
              <text:p/>
            </draw:line>
            <draw:line draw:style-name="gr14" draw:text-style-name="P1" draw:layer="layout" svg:x1="5.813cm" svg:y1="7.791cm" svg:x2="5.813cm" svg:y2="10cm">
              <text:p/>
            </draw:line>
            <draw:line draw:style-name="gr14" draw:text-style-name="P1" draw:layer="layout" svg:x1="6.916cm" svg:y1="7.791cm" svg:x2="6.916cm" svg:y2="10cm">
              <text:p/>
            </draw:line>
          </draw:g>
          <draw:custom-shape draw:style-name="gr15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18.395cm" svg:x2="8.021cm" svg:y2="18.395cm">
              <text:p/>
            </draw:line>
            <draw:line draw:style-name="gr14" draw:text-style-name="P1" draw:layer="layout" svg:x1="3.604cm" svg:y1="17.291cm" svg:x2="3.604cm" svg:y2="19.5cm">
              <text:p/>
            </draw:line>
            <draw:line draw:style-name="gr14" draw:text-style-name="P1" draw:layer="layout" svg:x1="4.709cm" svg:y1="17.291cm" svg:x2="4.709cm" svg:y2="19.5cm">
              <text:p/>
            </draw:line>
            <draw:line draw:style-name="gr14" draw:text-style-name="P1" draw:layer="layout" svg:x1="5.813cm" svg:y1="17.291cm" svg:x2="5.813cm" svg:y2="19.5cm">
              <text:p/>
            </draw:line>
            <draw:line draw:style-name="gr14" draw:text-style-name="P1" draw:layer="layout" svg:x1="6.916cm" svg:y1="17.291cm" svg:x2="6.916cm" svg:y2="19.5cm">
              <text:p/>
            </draw:line>
          </draw:g>
          <draw:custom-shape draw:style-name="gr15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479cm" svg:y1="18.104cm" svg:x2="27cm" svg:y2="18.104cm">
              <text:p/>
            </draw:line>
            <draw:line draw:style-name="gr14" draw:text-style-name="P1" draw:layer="layout" svg:x1="22.583cm" svg:y1="17cm" svg:x2="22.583cm" svg:y2="19.209cm">
              <text:p/>
            </draw:line>
            <draw:line draw:style-name="gr14" draw:text-style-name="P1" draw:layer="layout" svg:x1="23.688cm" svg:y1="17cm" svg:x2="23.688cm" svg:y2="19.209cm">
              <text:p/>
            </draw:line>
            <draw:line draw:style-name="gr14" draw:text-style-name="P1" draw:layer="layout" svg:x1="24.792cm" svg:y1="17cm" svg:x2="24.792cm" svg:y2="19.209cm">
              <text:p/>
            </draw:line>
            <draw:line draw:style-name="gr14" draw:text-style-name="P1" draw:layer="layout" svg:x1="25.896cm" svg:y1="17cm" svg:x2="25.896cm" svg:y2="19.209cm">
              <text:p/>
            </draw:line>
          </draw:g>
          <draw:custom-shape draw:style-name="gr15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4.605cm" svg:x2="27.021cm" svg:y2="4.605cm">
              <text:p/>
            </draw:line>
            <draw:line draw:style-name="gr14" draw:text-style-name="P1" draw:layer="layout" svg:x1="22.604cm" svg:y1="3.5cm" svg:x2="22.604cm" svg:y2="5.709cm">
              <text:p/>
            </draw:line>
            <draw:line draw:style-name="gr14" draw:text-style-name="P1" draw:layer="layout" svg:x1="23.709cm" svg:y1="3.5cm" svg:x2="23.709cm" svg:y2="5.709cm">
              <text:p/>
            </draw:line>
            <draw:line draw:style-name="gr14" draw:text-style-name="P1" draw:layer="layout" svg:x1="24.813cm" svg:y1="3.5cm" svg:x2="24.813cm" svg:y2="5.709cm">
              <text:p/>
            </draw:line>
            <draw:line draw:style-name="gr14" draw:text-style-name="P1" draw:layer="layout" svg:x1="25.917cm" svg:y1="3.5cm" svg:x2="25.917cm" svg:y2="5.709cm">
              <text:p/>
            </draw:line>
          </draw:g>
          <draw:custom-shape draw:style-name="gr15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13.395cm" svg:x2="27.021cm" svg:y2="13.395cm">
              <text:p/>
            </draw:line>
            <draw:line draw:style-name="gr14" draw:text-style-name="P1" draw:layer="layout" svg:x1="22.604cm" svg:y1="12.291cm" svg:x2="22.604cm" svg:y2="14.5cm">
              <text:p/>
            </draw:line>
            <draw:line draw:style-name="gr14" draw:text-style-name="P1" draw:layer="layout" svg:x1="23.709cm" svg:y1="12.291cm" svg:x2="23.709cm" svg:y2="14.5cm">
              <text:p/>
            </draw:line>
            <draw:line draw:style-name="gr14" draw:text-style-name="P1" draw:layer="layout" svg:x1="24.813cm" svg:y1="12.291cm" svg:x2="24.813cm" svg:y2="14.5cm">
              <text:p/>
            </draw:line>
            <draw:line draw:style-name="gr14" draw:text-style-name="P1" draw:layer="layout" svg:x1="25.917cm" svg:y1="12.291cm" svg:x2="25.917cm" svg:y2="14.5cm">
              <text:p/>
            </draw:line>
          </draw:g>
          <draw:custom-shape draw:style-name="gr15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42cm" svg:y1="13.395cm" svg:x2="8.063cm" svg:y2="13.395cm">
              <text:p/>
            </draw:line>
            <draw:line draw:style-name="gr14" draw:text-style-name="P1" draw:layer="layout" svg:x1="3.646cm" svg:y1="12.291cm" svg:x2="3.646cm" svg:y2="14.5cm">
              <text:p/>
            </draw:line>
            <draw:line draw:style-name="gr14" draw:text-style-name="P1" draw:layer="layout" svg:x1="4.751cm" svg:y1="12.291cm" svg:x2="4.751cm" svg:y2="14.5cm">
              <text:p/>
            </draw:line>
            <draw:line draw:style-name="gr14" draw:text-style-name="P1" draw:layer="layout" svg:x1="5.855cm" svg:y1="12.291cm" svg:x2="5.855cm" svg:y2="14.5cm">
              <text:p/>
            </draw:line>
            <draw:line draw:style-name="gr14" draw:text-style-name="P1" draw:layer="layout" svg:x1="6.959cm" svg:y1="12.291cm" svg:x2="6.959cm" svg:y2="14.5cm">
              <text:p/>
            </draw:line>
          </draw:g>
          <draw:custom-shape draw:style-name="gr15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4.396cm" svg:x2="8.021cm" svg:y2="4.396cm">
              <text:p/>
            </draw:line>
            <draw:line draw:style-name="gr14" draw:text-style-name="P1" draw:layer="layout" svg:x1="3.604cm" svg:y1="3.291cm" svg:x2="3.604cm" svg:y2="5.5cm">
              <text:p/>
            </draw:line>
            <draw:line draw:style-name="gr14" draw:text-style-name="P1" draw:layer="layout" svg:x1="4.709cm" svg:y1="3.291cm" svg:x2="4.709cm" svg:y2="5.5cm">
              <text:p/>
            </draw:line>
            <draw:line draw:style-name="gr14" draw:text-style-name="P1" draw:layer="layout" svg:x1="5.813cm" svg:y1="3.291cm" svg:x2="5.813cm" svg:y2="5.5cm">
              <text:p/>
            </draw:line>
            <draw:line draw:style-name="gr14" draw:text-style-name="P1" draw:layer="layout" svg:x1="6.916cm" svg:y1="3.291cm" svg:x2="6.916cm" svg:y2="5.5cm">
              <text:p/>
            </draw:line>
          </draw:g>
          <draw:custom-shape draw:style-name="gr15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2" draw:text-style-name="P1" draw:layer="layout" svg:width="5.521cm" svg:height="2.209cm" svg:x="30.479cm" svg:y="1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2.396cm" svg:x2="36cm" svg:y2="2.396cm">
              <text:p/>
            </draw:line>
            <draw:line draw:style-name="gr14" draw:text-style-name="P1" draw:layer="layout" svg:x1="31.583cm" svg:y1="1.291cm" svg:x2="31.583cm" svg:y2="3.5cm">
              <text:p/>
            </draw:line>
            <draw:line draw:style-name="gr14" draw:text-style-name="P1" draw:layer="layout" svg:x1="32.688cm" svg:y1="1.291cm" svg:x2="32.688cm" svg:y2="3.5cm">
              <text:p/>
            </draw:line>
            <draw:line draw:style-name="gr14" draw:text-style-name="P1" draw:layer="layout" svg:x1="33.792cm" svg:y1="1.291cm" svg:x2="33.792cm" svg:y2="3.5cm">
              <text:p/>
            </draw:line>
            <draw:line draw:style-name="gr14" draw:text-style-name="P1" draw:layer="layout" svg:x1="34.895cm" svg:y1="1.291cm" svg:x2="34.895cm" svg:y2="3.5cm">
              <text:p/>
            </draw:line>
          </draw:g>
          <draw:custom-shape draw:style-name="gr15" draw:text-style-name="P1" draw:layer="layout" svg:width="0.507cm" svg:height="0.508cm" svg:x="30.795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1.913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4.152cm" svg:y="1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6.395cm" svg:x2="36cm" svg:y2="6.395cm">
              <text:p/>
            </draw:line>
            <draw:line draw:style-name="gr14" draw:text-style-name="P1" draw:layer="layout" svg:x1="31.583cm" svg:y1="5.291cm" svg:x2="31.583cm" svg:y2="7.5cm">
              <text:p/>
            </draw:line>
            <draw:line draw:style-name="gr14" draw:text-style-name="P1" draw:layer="layout" svg:x1="32.688cm" svg:y1="5.291cm" svg:x2="32.688cm" svg:y2="7.5cm">
              <text:p/>
            </draw:line>
            <draw:line draw:style-name="gr14" draw:text-style-name="P1" draw:layer="layout" svg:x1="33.792cm" svg:y1="5.291cm" svg:x2="33.792cm" svg:y2="7.5cm">
              <text:p/>
            </draw:line>
            <draw:line draw:style-name="gr14" draw:text-style-name="P1" draw:layer="layout" svg:x1="34.896cm" svg:y1="5.291cm" svg:x2="34.896cm" svg:y2="7.5cm">
              <text:p/>
            </draw:line>
          </draw:g>
          <draw:custom-shape draw:style-name="gr15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17" draw:layer="layout" svg:width="3.3cm" svg:height="2.75cm" svg:x="29.7cm" svg:y="0cm">
          <draw:text-box>
            <text:p>s5</text:p>
          </draw:text-box>
        </draw:frame>
        <draw:frame draw:style-name="gr18" draw:layer="layout" svg:width="0.502cm" svg:height="1.187cm" svg:x="-8cm" svg:y="25.5cm">
          <draw:text-box>
            <text:p/>
          </draw:text-box>
        </draw:frame>
        <draw:g>
          <draw:g>
            <draw:custom-shape draw:style-name="gr19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485cm" svg:y1="9.176cm" svg:x2="8cm" svg:y2="9.176cm">
              <text:p/>
            </draw:line>
            <draw:line draw:style-name="gr21" draw:text-style-name="P1" draw:layer="layout" svg:x1="3.588cm" svg:y1="8.073cm" svg:x2="3.588cm" svg:y2="10.279cm">
              <text:p/>
            </draw:line>
            <draw:line draw:style-name="gr21" draw:text-style-name="P1" draw:layer="layout" svg:x1="4.691cm" svg:y1="8.073cm" svg:x2="4.691cm" svg:y2="10.279cm">
              <text:p/>
            </draw:line>
            <draw:line draw:style-name="gr21" draw:text-style-name="P1" draw:layer="layout" svg:x1="5.793cm" svg:y1="8.073cm" svg:x2="5.793cm" svg:y2="10.279cm">
              <text:p/>
            </draw:line>
            <draw:line draw:style-name="gr21" draw:text-style-name="P1" draw:layer="layout" svg:x1="6.896cm" svg:y1="8.073cm" svg:x2="6.896cm" svg:y2="10.279cm">
              <text:p/>
            </draw:line>
          </draw:g>
          <draw:custom-shape draw:style-name="gr4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8.023cm" svg:x2="27cm" svg:y2="18.023cm">
              <text:p/>
            </draw:line>
            <draw:line draw:style-name="gr21" draw:text-style-name="P1" draw:layer="layout" svg:x1="22.588cm" svg:y1="16.92cm" svg:x2="22.588cm" svg:y2="19.126cm">
              <text:p/>
            </draw:line>
            <draw:line draw:style-name="gr21" draw:text-style-name="P1" draw:layer="layout" svg:x1="23.691cm" svg:y1="16.92cm" svg:x2="23.691cm" svg:y2="19.126cm">
              <text:p/>
            </draw:line>
            <draw:line draw:style-name="gr21" draw:text-style-name="P1" draw:layer="layout" svg:x1="24.793cm" svg:y1="16.92cm" svg:x2="24.793cm" svg:y2="19.126cm">
              <text:p/>
            </draw:line>
            <draw:line draw:style-name="gr21" draw:text-style-name="P1" draw:layer="layout" svg:x1="25.896cm" svg:y1="16.92cm" svg:x2="25.896cm" svg:y2="19.126cm">
              <text:p/>
            </draw:line>
          </draw:g>
          <draw:custom-shape draw:style-name="gr4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9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1" draw:layer="layout" svg:x1="2.8cm" svg:y1="18.176cm" svg:x2="8.315cm" svg:y2="18.176cm">
                <text:p/>
              </draw:line>
              <draw:line draw:style-name="gr21" draw:text-style-name="P1" draw:layer="layout" svg:x1="3.903cm" svg:y1="17.073cm" svg:x2="3.903cm" svg:y2="19.279cm">
                <text:p/>
              </draw:line>
              <draw:line draw:style-name="gr21" draw:text-style-name="P1" draw:layer="layout" svg:x1="5.006cm" svg:y1="17.073cm" svg:x2="5.006cm" svg:y2="19.279cm">
                <text:p/>
              </draw:line>
              <draw:line draw:style-name="gr21" draw:text-style-name="P1" draw:layer="layout" svg:x1="6.109cm" svg:y1="17.073cm" svg:x2="6.109cm" svg:y2="19.279cm">
                <text:p/>
              </draw:line>
              <draw:line draw:style-name="gr21" draw:text-style-name="P1" draw:layer="layout" svg:x1="7.212cm" svg:y1="17.073cm" svg:x2="7.212cm" svg:y2="19.279cm">
                <text:p/>
              </draw:line>
            </draw:g>
            <draw:custom-shape draw:style-name="gr4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42cm" svg:y1="13.676cm" svg:x2="8.057cm" svg:y2="13.676cm">
              <text:p/>
            </draw:line>
            <draw:line draw:style-name="gr21" draw:text-style-name="P1" draw:layer="layout" svg:x1="3.645cm" svg:y1="12.573cm" svg:x2="3.645cm" svg:y2="14.779cm">
              <text:p/>
            </draw:line>
            <draw:line draw:style-name="gr21" draw:text-style-name="P1" draw:layer="layout" svg:x1="4.748cm" svg:y1="12.573cm" svg:x2="4.748cm" svg:y2="14.779cm">
              <text:p/>
            </draw:line>
            <draw:line draw:style-name="gr21" draw:text-style-name="P1" draw:layer="layout" svg:x1="5.85cm" svg:y1="12.573cm" svg:x2="5.85cm" svg:y2="14.779cm">
              <text:p/>
            </draw:line>
            <draw:line draw:style-name="gr21" draw:text-style-name="P1" draw:layer="layout" svg:x1="6.953cm" svg:y1="12.573cm" svg:x2="6.953cm" svg:y2="14.779cm">
              <text:p/>
            </draw:line>
          </draw:g>
          <draw:custom-shape draw:style-name="gr4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9.023cm" svg:x2="27cm" svg:y2="9.023cm">
              <text:p/>
            </draw:line>
            <draw:line draw:style-name="gr21" draw:text-style-name="P1" draw:layer="layout" svg:x1="22.588cm" svg:y1="7.92cm" svg:x2="22.588cm" svg:y2="10.126cm">
              <text:p/>
            </draw:line>
            <draw:line draw:style-name="gr21" draw:text-style-name="P1" draw:layer="layout" svg:x1="23.691cm" svg:y1="7.92cm" svg:x2="23.691cm" svg:y2="10.126cm">
              <text:p/>
            </draw:line>
            <draw:line draw:style-name="gr21" draw:text-style-name="P1" draw:layer="layout" svg:x1="24.793cm" svg:y1="7.92cm" svg:x2="24.793cm" svg:y2="10.126cm">
              <text:p/>
            </draw:line>
            <draw:line draw:style-name="gr21" draw:text-style-name="P1" draw:layer="layout" svg:x1="25.896cm" svg:y1="7.92cm" svg:x2="25.896cm" svg:y2="10.126cm">
              <text:p/>
            </draw:line>
          </draw:g>
          <draw:custom-shape draw:style-name="gr4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30cm" svg:y1="6.176cm" svg:x2="35.515cm" svg:y2="6.176cm">
              <text:p/>
            </draw:line>
            <draw:line draw:style-name="gr21" draw:text-style-name="P1" draw:layer="layout" svg:x1="31.103cm" svg:y1="5.074cm" svg:x2="31.103cm" svg:y2="7.28cm">
              <text:p/>
            </draw:line>
            <draw:line draw:style-name="gr21" draw:text-style-name="P1" draw:layer="layout" svg:x1="32.206cm" svg:y1="5.074cm" svg:x2="32.206cm" svg:y2="7.28cm">
              <text:p/>
            </draw:line>
            <draw:line draw:style-name="gr21" draw:text-style-name="P1" draw:layer="layout" svg:x1="33.308cm" svg:y1="5.074cm" svg:x2="33.308cm" svg:y2="7.28cm">
              <text:p/>
            </draw:line>
            <draw:line draw:style-name="gr21" draw:text-style-name="P1" draw:layer="layout" svg:x1="34.411cm" svg:y1="5.074cm" svg:x2="34.411cm" svg:y2="7.28cm">
              <text:p/>
            </draw:line>
          </draw:g>
          <draw:custom-shape draw:style-name="gr4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4.677cm" svg:x2="27cm" svg:y2="4.677cm">
              <text:p/>
            </draw:line>
            <draw:line draw:style-name="gr21" draw:text-style-name="P1" draw:layer="layout" svg:x1="22.588cm" svg:y1="3.574cm" svg:x2="22.588cm" svg:y2="5.78cm">
              <text:p/>
            </draw:line>
            <draw:line draw:style-name="gr21" draw:text-style-name="P1" draw:layer="layout" svg:x1="23.691cm" svg:y1="3.574cm" svg:x2="23.691cm" svg:y2="5.78cm">
              <text:p/>
            </draw:line>
            <draw:line draw:style-name="gr21" draw:text-style-name="P1" draw:layer="layout" svg:x1="24.794cm" svg:y1="3.574cm" svg:x2="24.794cm" svg:y2="5.78cm">
              <text:p/>
            </draw:line>
            <draw:line draw:style-name="gr21" draw:text-style-name="P1" draw:layer="layout" svg:x1="25.897cm" svg:y1="3.574cm" svg:x2="25.897cm" svg:y2="5.78cm">
              <text:p/>
            </draw:line>
          </draw:g>
          <draw:custom-shape draw:style-name="gr4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3.523cm" svg:x2="27cm" svg:y2="13.523cm">
              <text:p/>
            </draw:line>
            <draw:line draw:style-name="gr21" draw:text-style-name="P1" draw:layer="layout" svg:x1="22.588cm" svg:y1="12.42cm" svg:x2="22.588cm" svg:y2="14.626cm">
              <text:p/>
            </draw:line>
            <draw:line draw:style-name="gr21" draw:text-style-name="P1" draw:layer="layout" svg:x1="23.691cm" svg:y1="12.42cm" svg:x2="23.691cm" svg:y2="14.626cm">
              <text:p/>
            </draw:line>
            <draw:line draw:style-name="gr21" draw:text-style-name="P1" draw:layer="layout" svg:x1="24.794cm" svg:y1="12.42cm" svg:x2="24.794cm" svg:y2="14.626cm">
              <text:p/>
            </draw:line>
            <draw:line draw:style-name="gr21" draw:text-style-name="P1" draw:layer="layout" svg:x1="25.897cm" svg:y1="12.42cm" svg:x2="25.897cm" svg:y2="14.626cm">
              <text:p/>
            </draw:line>
          </draw:g>
          <draw:custom-shape draw:style-name="gr4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.5cm" svg:y="3.5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cm" svg:y1="4.677cm" svg:x2="8.015cm" svg:y2="4.677cm">
              <text:p/>
            </draw:line>
            <draw:line draw:style-name="gr21" draw:text-style-name="P1" draw:layer="layout" svg:x1="3.603cm" svg:y1="3.574cm" svg:x2="3.603cm" svg:y2="5.78cm">
              <text:p/>
            </draw:line>
            <draw:line draw:style-name="gr21" draw:text-style-name="P1" draw:layer="layout" svg:x1="4.706cm" svg:y1="3.574cm" svg:x2="4.706cm" svg:y2="5.78cm">
              <text:p/>
            </draw:line>
            <draw:line draw:style-name="gr21" draw:text-style-name="P1" draw:layer="layout" svg:x1="5.809cm" svg:y1="3.574cm" svg:x2="5.809cm" svg:y2="5.78cm">
              <text:p/>
            </draw:line>
            <draw:line draw:style-name="gr21" draw:text-style-name="P1" draw:layer="layout" svg:x1="6.912cm" svg:y1="3.574cm" svg:x2="6.912cm" svg:y2="5.78cm">
              <text:p/>
            </draw:line>
          </draw:g>
          <draw:custom-shape draw:style-name="gr4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3.603cm" svg:y="5.7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5.808cm" svg:y="5.78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2.816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.933cm" svg:y="3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.816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.933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5.515cm" svg:height="2.206cm" svg:x="30cm" svg:y="1.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30cm" svg:y1="2.322cm" svg:x2="35.515cm" svg:y2="2.322cm">
            <text:p/>
          </draw:line>
          <draw:line draw:style-name="gr23" draw:text-style-name="P1" draw:layer="layout" svg:x1="31.103cm" svg:y1="1.22cm" svg:x2="31.103cm" svg:y2="3.426cm">
            <text:p/>
          </draw:line>
          <draw:line draw:style-name="gr23" draw:text-style-name="P1" draw:layer="layout" svg:x1="32.206cm" svg:y1="1.22cm" svg:x2="32.206cm" svg:y2="3.426cm">
            <text:p/>
          </draw:line>
          <draw:line draw:style-name="gr23" draw:text-style-name="P1" draw:layer="layout" svg:x1="33.309cm" svg:y1="1.22cm" svg:x2="33.309cm" svg:y2="3.426cm">
            <text:p/>
          </draw:line>
          <draw:line draw:style-name="gr23" draw:text-style-name="P1" draw:layer="layout" svg:x1="34.412cm" svg:y1="1.22cm" svg:x2="34.412cm" svg:y2="3.426cm">
            <text:p/>
          </draw:line>
          <draw:custom-shape draw:style-name="gr4" draw:text-style-name="P1" draw:layer="layout" svg:width="1.104cm" svg:height="0.22cm" svg:x="31.10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1.103cm" svg:y="3.4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3.308cm" svg:y="3.4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30.316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1.433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32.552cm" svg:y="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30.316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1.433cm" svg:y="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24" draw:text-style-name="P1" draw:layer="layout" svg:width="0.973cm" svg:height="0.973cm" svg:x="30.134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10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08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053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02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2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2" draw:layer="layout" svg:width="0.973cm" svg:height="0.973cm" svg:x="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974cm" svg:height="0.973cm" svg:x="3.97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" draw:layer="layout" svg:width="0.973cm" svg:height="0.973cm" svg:x="4.94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" draw:layer="layout" svg:width="0.973cm" svg:height="0.973cm" svg:x="5.92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" draw:layer="layout" svg:width="0.973cm" svg:height="0.973cm" svg:x="6.893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30.134cm" svg:y="2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layer="layout" svg:width="3.5cm" svg:height="3.75cm" svg:x="30cm" svg:y="0cm">
          <draw:text-box>
            <text:p>s6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41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026cm" svg:height="1.026cm" svg:x="30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1.026cm" svg:height="1.026cm" svg:x="30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026cm" svg:height="1.026cm" svg:x="32.325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026cm" svg:height="1.026cm" svg:x="32.325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31.163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026cm" svg:height="1.026cm" svg:x="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026cm" svg:height="1.026cm" svg:x="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026cm" svg:height="1.026cm" svg:x="5.325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026cm" svg:height="1.026cm" svg:x="5.325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5cm" svg:height="1.026cm" svg:x="4.163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1.026cm" svg:height="1.026cm" svg:x="33.488cm" svg:y="2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6.488cm" svg:y="8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layer="layout" svg:width="1.8cm" svg:height="2.25cm" svg:x="29.7cm" svg:y="0cm">
          <draw:text-box>
            <text:p>s7</text:p>
          </draw:text-box>
        </draw:frame>
        <draw:custom-shape draw:style-name="gr78" draw:text-style-name="P2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80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layer="layout" svg:width="2.3cm" svg:height="2.75cm" svg:x="29.7cm" svg:y="0cm">
          <draw:text-box>
            <text:p>s8</text:p>
          </draw:text-box>
        </draw:frame>
        <draw:custom-shape draw:style-name="gr80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0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80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24.92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3.82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11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2.59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24.953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4.91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22.5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23.734cm" svg:y="17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804cm" svg:height="0.804cm" svg:x="32.667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1.57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254cm" svg:y="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0.33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4cm" svg:x="32.696cm" svg:y="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4cm" svg:height="0.805cm" svg:x="31.477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2.656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805cm" svg:height="0.805cm" svg:x="30.243cm" svg:y="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80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80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3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532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318cm" svg:y="1.8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1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6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532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1" draw:layer="layout" svg:width="3cm" svg:height="4.75cm" svg:x="30cm" svg:y="0cm">
          <draw:text-box>
            <text:p>s9</text:p>
          </draw:text-box>
        </draw:frame>
        <draw:g>
          <draw:custom-shape draw:style-name="gr3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13.502cm" svg:x2="7.987cm" svg:y2="13.502cm">
              <text:p/>
            </draw:line>
            <draw:line draw:style-name="gr14" draw:text-style-name="P1" draw:layer="layout" svg:x1="3.997cm" svg:y1="12.505cm" svg:x2="3.997cm" svg:y2="14.5cm">
              <text:p/>
            </draw:line>
            <draw:line draw:style-name="gr14" draw:text-style-name="P1" draw:layer="layout" svg:x1="4.995cm" svg:y1="12.505cm" svg:x2="4.995cm" svg:y2="14.5cm">
              <text:p/>
            </draw:line>
            <draw:line draw:style-name="gr14" draw:text-style-name="P1" draw:layer="layout" svg:x1="5.992cm" svg:y1="12.505cm" svg:x2="5.992cm" svg:y2="14.5cm">
              <text:p/>
            </draw:line>
            <draw:line draw:style-name="gr14" draw:text-style-name="P1" draw:layer="layout" svg:x1="6.99cm" svg:y1="12.505cm" svg:x2="6.99cm" svg:y2="14.5cm">
              <text:p/>
            </draw:line>
          </draw:g>
          <draw:custom-shape draw:style-name="gr15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4.498cm" svg:x2="7.987cm" svg:y2="4.498cm">
              <text:p/>
            </draw:line>
            <draw:line draw:style-name="gr14" draw:text-style-name="P1" draw:layer="layout" svg:x1="3.997cm" svg:y1="3.5cm" svg:x2="3.997cm" svg:y2="5.495cm">
              <text:p/>
            </draw:line>
            <draw:line draw:style-name="gr14" draw:text-style-name="P1" draw:layer="layout" svg:x1="4.995cm" svg:y1="3.5cm" svg:x2="4.995cm" svg:y2="5.495cm">
              <text:p/>
            </draw:line>
            <draw:line draw:style-name="gr14" draw:text-style-name="P1" draw:layer="layout" svg:x1="5.992cm" svg:y1="3.5cm" svg:x2="5.992cm" svg:y2="5.495cm">
              <text:p/>
            </draw:line>
            <draw:line draw:style-name="gr14" draw:text-style-name="P1" draw:layer="layout" svg:x1="6.99cm" svg:y1="3.5cm" svg:x2="6.99cm" svg:y2="5.495cm">
              <text:p/>
            </draw:line>
          </draw:g>
          <draw:custom-shape draw:style-name="gr15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9.214cm" svg:x2="26.987cm" svg:y2="9.214cm">
              <text:p/>
            </draw:line>
            <draw:line draw:style-name="gr14" draw:text-style-name="P1" draw:layer="layout" svg:x1="22.997cm" svg:y1="8.217cm" svg:x2="22.997cm" svg:y2="10.212cm">
              <text:p/>
            </draw:line>
            <draw:line draw:style-name="gr14" draw:text-style-name="P1" draw:layer="layout" svg:x1="23.995cm" svg:y1="8.217cm" svg:x2="23.995cm" svg:y2="10.212cm">
              <text:p/>
            </draw:line>
            <draw:line draw:style-name="gr14" draw:text-style-name="P1" draw:layer="layout" svg:x1="24.992cm" svg:y1="8.217cm" svg:x2="24.992cm" svg:y2="10.212cm">
              <text:p/>
            </draw:line>
            <draw:line draw:style-name="gr14" draw:text-style-name="P1" draw:layer="layout" svg:x1="25.99cm" svg:y1="8.217cm" svg:x2="25.99cm" svg:y2="10.212cm">
              <text:p/>
            </draw:line>
          </draw:g>
          <draw:custom-shape draw:style-name="gr15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.1cm" svg:y1="18.002cm" svg:x2="8.087cm" svg:y2="18.002cm">
              <text:p/>
            </draw:line>
            <draw:line draw:style-name="gr14" draw:text-style-name="P1" draw:layer="layout" svg:x1="4.098cm" svg:y1="17.005cm" svg:x2="4.098cm" svg:y2="19cm">
              <text:p/>
            </draw:line>
            <draw:line draw:style-name="gr14" draw:text-style-name="P1" draw:layer="layout" svg:x1="5.095cm" svg:y1="17.005cm" svg:x2="5.095cm" svg:y2="19cm">
              <text:p/>
            </draw:line>
            <draw:line draw:style-name="gr14" draw:text-style-name="P1" draw:layer="layout" svg:x1="6.093cm" svg:y1="17.005cm" svg:x2="6.093cm" svg:y2="19cm">
              <text:p/>
            </draw:line>
            <draw:line draw:style-name="gr14" draw:text-style-name="P1" draw:layer="layout" svg:x1="7.09cm" svg:y1="17.005cm" svg:x2="7.09cm" svg:y2="19cm">
              <text:p/>
            </draw:line>
          </draw:g>
          <draw:custom-shape draw:style-name="gr15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4.503cm" svg:x2="26.987cm" svg:y2="4.503cm">
              <text:p/>
            </draw:line>
            <draw:line draw:style-name="gr14" draw:text-style-name="P1" draw:layer="layout" svg:x1="22.997cm" svg:y1="3.505cm" svg:x2="22.997cm" svg:y2="5.5cm">
              <text:p/>
            </draw:line>
            <draw:line draw:style-name="gr14" draw:text-style-name="P1" draw:layer="layout" svg:x1="23.995cm" svg:y1="3.505cm" svg:x2="23.995cm" svg:y2="5.5cm">
              <text:p/>
            </draw:line>
            <draw:line draw:style-name="gr14" draw:text-style-name="P1" draw:layer="layout" svg:x1="24.992cm" svg:y1="3.505cm" svg:x2="24.992cm" svg:y2="5.5cm">
              <text:p/>
            </draw:line>
            <draw:line draw:style-name="gr14" draw:text-style-name="P1" draw:layer="layout" svg:x1="25.989cm" svg:y1="3.505cm" svg:x2="25.989cm" svg:y2="5.5cm">
              <text:p/>
            </draw:line>
          </draw:g>
          <draw:custom-shape draw:style-name="gr15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0.013cm" svg:y="1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013cm" svg:y1="2.502cm" svg:x2="35cm" svg:y2="2.502cm">
              <text:p/>
            </draw:line>
            <draw:line draw:style-name="gr14" draw:text-style-name="P1" draw:layer="layout" svg:x1="31.01cm" svg:y1="1.505cm" svg:x2="31.01cm" svg:y2="3.5cm">
              <text:p/>
            </draw:line>
            <draw:line draw:style-name="gr14" draw:text-style-name="P1" draw:layer="layout" svg:x1="32.008cm" svg:y1="1.505cm" svg:x2="32.008cm" svg:y2="3.5cm">
              <text:p/>
            </draw:line>
            <draw:line draw:style-name="gr14" draw:text-style-name="P1" draw:layer="layout" svg:x1="33.005cm" svg:y1="1.505cm" svg:x2="33.005cm" svg:y2="3.5cm">
              <text:p/>
            </draw:line>
            <draw:line draw:style-name="gr14" draw:text-style-name="P1" draw:layer="layout" svg:x1="34.002cm" svg:y1="1.505cm" svg:x2="34.002cm" svg:y2="3.5cm">
              <text:p/>
            </draw:line>
          </draw:g>
          <draw:custom-shape draw:style-name="gr15" draw:text-style-name="P1" draw:layer="layout" svg:width="0.459cm" svg:height="0.459cm" svg:x="30.29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1.308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2.3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33.33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34.242cm" svg:y="1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0.29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308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2.32cm" svg:y="2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18.002cm" svg:x2="26.987cm" svg:y2="18.002cm">
              <text:p/>
            </draw:line>
            <draw:line draw:style-name="gr14" draw:text-style-name="P1" draw:layer="layout" svg:x1="22.997cm" svg:y1="17.005cm" svg:x2="22.997cm" svg:y2="19cm">
              <text:p/>
            </draw:line>
            <draw:line draw:style-name="gr14" draw:text-style-name="P1" draw:layer="layout" svg:x1="23.995cm" svg:y1="17.005cm" svg:x2="23.995cm" svg:y2="19cm">
              <text:p/>
            </draw:line>
            <draw:line draw:style-name="gr14" draw:text-style-name="P1" draw:layer="layout" svg:x1="24.992cm" svg:y1="17.005cm" svg:x2="24.992cm" svg:y2="19cm">
              <text:p/>
            </draw:line>
            <draw:line draw:style-name="gr14" draw:text-style-name="P1" draw:layer="layout" svg:x1="25.99cm" svg:y1="17.005cm" svg:x2="25.99cm" svg:y2="19cm">
              <text:p/>
            </draw:line>
          </draw:g>
          <draw:custom-shape draw:style-name="gr15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.013cm" svg:y1="13.498cm" svg:x2="27cm" svg:y2="13.498cm">
              <text:p/>
            </draw:line>
            <draw:line draw:style-name="gr14" draw:text-style-name="P1" draw:layer="layout" svg:x1="23.01cm" svg:y1="12.5cm" svg:x2="23.01cm" svg:y2="14.495cm">
              <text:p/>
            </draw:line>
            <draw:line draw:style-name="gr14" draw:text-style-name="P1" draw:layer="layout" svg:x1="24.008cm" svg:y1="12.5cm" svg:x2="24.008cm" svg:y2="14.495cm">
              <text:p/>
            </draw:line>
            <draw:line draw:style-name="gr14" draw:text-style-name="P1" draw:layer="layout" svg:x1="25.005cm" svg:y1="12.5cm" svg:x2="25.005cm" svg:y2="14.495cm">
              <text:p/>
            </draw:line>
            <draw:line draw:style-name="gr14" draw:text-style-name="P1" draw:layer="layout" svg:x1="26.002cm" svg:y1="12.5cm" svg:x2="26.002cm" svg:y2="14.495cm">
              <text:p/>
            </draw:line>
          </draw:g>
          <draw:custom-shape draw:style-name="gr15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8.998cm" svg:x2="7.987cm" svg:y2="8.998cm">
              <text:p/>
            </draw:line>
            <draw:line draw:style-name="gr14" draw:text-style-name="P1" draw:layer="layout" svg:x1="3.997cm" svg:y1="8cm" svg:x2="3.997cm" svg:y2="9.995cm">
              <text:p/>
            </draw:line>
            <draw:line draw:style-name="gr14" draw:text-style-name="P1" draw:layer="layout" svg:x1="4.995cm" svg:y1="8cm" svg:x2="4.995cm" svg:y2="9.995cm">
              <text:p/>
            </draw:line>
            <draw:line draw:style-name="gr14" draw:text-style-name="P1" draw:layer="layout" svg:x1="5.992cm" svg:y1="8cm" svg:x2="5.992cm" svg:y2="9.995cm">
              <text:p/>
            </draw:line>
            <draw:line draw:style-name="gr14" draw:text-style-name="P1" draw:layer="layout" svg:x1="6.99cm" svg:y1="8cm" svg:x2="6.99cm" svg:y2="9.995cm">
              <text:p/>
            </draw:line>
          </draw:g>
          <draw:custom-shape draw:style-name="gr15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cm" svg:y1="8.498cm" svg:x2="34.987cm" svg:y2="8.498cm">
              <text:p/>
            </draw:line>
            <draw:line draw:style-name="gr14" draw:text-style-name="P1" draw:layer="layout" svg:x1="30.998cm" svg:y1="7.5cm" svg:x2="30.998cm" svg:y2="9.495cm">
              <text:p/>
            </draw:line>
            <draw:line draw:style-name="gr14" draw:text-style-name="P1" draw:layer="layout" svg:x1="31.995cm" svg:y1="7.5cm" svg:x2="31.995cm" svg:y2="9.495cm">
              <text:p/>
            </draw:line>
            <draw:line draw:style-name="gr14" draw:text-style-name="P1" draw:layer="layout" svg:x1="32.993cm" svg:y1="7.5cm" svg:x2="32.993cm" svg:y2="9.495cm">
              <text:p/>
            </draw:line>
            <draw:line draw:style-name="gr14" draw:text-style-name="P1" draw:layer="layout" svg:x1="33.99cm" svg:y1="7.5cm" svg:x2="33.99cm" svg:y2="9.495cm">
              <text:p/>
            </draw:line>
          </draw:g>
          <draw:custom-shape draw:style-name="gr15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2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7cm" svg:x="30.013cm" svg:y="1.50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3cm" svg:height="2.75cm" svg:x="29.7cm" svg:y="0cm">
          <draw:text-box>
            <text:p>s8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40" draw:layer="layout" svg:width="1.8cm" svg:height="3.75cm" svg:x="29.7cm" svg:y="0cm">
          <draw:text-box>
            <text:p>s9</text:p>
          </draw:text-box>
        </draw:frame>
        <draw:custom-shape draw:style-name="gr84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5cm" svg:height="0.874cm" svg:x="4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4.875cm" svg:y="17.626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4cm" svg:x="5.75cm" svg:y="17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84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1" draw:layer="layout" svg:width="0.611cm" svg:height="0.612cm" svg:x="34.889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4.27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3.668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3.057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836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0.004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0.61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1cm" svg:height="0.612cm" svg:x="31.225cm" svg:y="1.5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1" draw:layer="layout" svg:width="0.61cm" svg:height="0.612cm" svg:x="32.447cm" svg:y="1.5cm">
            <text:p/>
            <draw:enhanced-geometry svg:viewBox="0 0 21600 21600" draw:type="rectangle" draw:enhanced-path="M 0 0 L 21600 0 21600 21600 0 21600 0 0 Z N"/>
          </draw:custom-shape>
        </draw:g>
        <draw:custom-shape draw:style-name="gr82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3.053cm" svg:height="0.612cm" svg:x="30.004cm" svg:y="1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5cm" svg:y="3.5cm">
        <draw:text-box>
          <text:p text:style-name="MP1"><text:span text:style-name="MT1">KAZOMAT</text:span></text:p>
        </draw:text-box>
      </draw:frame>
      <draw:frame draw:style-name="Mgr2" draw:layer="backgroundobjects" svg:width="4.5cm" svg:height="1cm" svg:x="25.3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9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55cm" svg:y="1.75cm">
        <text:p text:style-name="MP2"><text:span text:style-name="MT3">A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2T22:43:57</dc:date>
    <meta:editing-duration>PT21H39M24S</meta:editing-duration>
    <meta:editing-cycles>91</meta:editing-cycles>
    <meta:generator>LibreOffice/3.5$Linux_X86_64 LibreOffice_project/350m1$Build-2</meta:generator>
    <meta:print-date>2012-08-06T20:09:53</meta:print-date>
    <meta:document-statistic meta:object-count="1122"/>
  </office:meta>
</office:document-meta>
</file>